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2F00017CFE0000212D5B112204B916F61A.svg" manifest:media-type="image/svg+xml"/>
  <manifest:file-entry manifest:full-path="Pictures/100002010000095D000000D14195738DF0656F30.png" manifest:media-type="image/png"/>
  <manifest:file-entry manifest:full-path="Pictures/10000201000002370000011B5B89BB08491F894B.png" manifest:media-type="image/png"/>
  <manifest:file-entry manifest:full-path="Pictures/10001795000027100000138889CD515ABDA08DBB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subtitle">
      <style:graphic-properties draw:fill-color="#ffffff" draw:auto-grow-height="true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0.772cm" svg:height="2.629cm" svg:x="5.827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772cm" svg:height="2.629cm" svg:x="5.827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draw:frame draw:style-name="Mgr3" draw:text-style-name="MP7" draw:layer="backgroundobjects" svg:width="27.999cm" svg:height="2.437cm" svg:x="0.003cm" svg:y="13.315cm">
        <draw:image xlink:href="Pictures/10000B2F00017CFE0000212D5B112204B916F61A.svg" xlink:type="simple" xlink:show="embed" xlink:actuate="onLoad" loext:mime-type="image/svg+xml">
          <text:p/>
        </draw:image>
        <draw:image xlink:href="Pictures/100002010000095D000000D14195738DF0656F30.png" xlink:type="simple" xlink:show="embed" xlink:actuate="onLoad" loext:mime-type="image/png"/>
      </draw:frame>
      <draw:frame draw:style-name="Mgr3" draw:text-style-name="MP7" draw:layer="backgroundobjects" svg:width="4.897cm" svg:height="2.448cm" svg:x="0.93cm" svg:y="0.639cm">
        <draw:image xlink:href="Pictures/10001795000027100000138889CD515ABDA08DBB.svg" xlink:type="simple" xlink:show="embed" xlink:actuate="onLoad" loext:mime-type="image/svg+xml">
          <text:p/>
        </draw:image>
        <draw:image xlink:href="Pictures/10000201000002370000011B5B89BB08491F894B.png" xlink:type="simple" xlink:show="embed" xlink:actuate="onLoad" loext:mime-type="image/png"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CUER</meta:initial-creator>
    <meta:creation-date>2019-10-08T21:39:36.621000000</meta:creation-date>
    <dc:date>2019-10-08T21:40:30.575000000</dc:date>
    <dc:creator>Alexandre CUER</dc:creator>
    <meta:editing-duration>PT55S</meta:editing-duration>
    <meta:editing-cycles>1</meta:editing-cycles>
    <meta:document-statistic meta:object-count="27"/>
    <meta:generator>LibreOffice/6.1.4.2$Windows_X86_64 LibreOffice_project/9d0f32d1f0b509096fd65e0d4bec26ddd1938fd3</meta:generator>
  </office:meta>
</office:document-meta>
</file>